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Replacements/Object 9" manifest:media-type=""/>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
  <manifest:file-entry manifest:full-path="ObjectReplacements/Object 5" manifest:media-type="application/x-openoffice-gdimetafile;windows_formatname=&quot;GDIMetaFile&quot;"/>
  <manifest:file-entry manifest:full-path="ObjectReplacements/Object 1" manifest:media-type=""/>
  <manifest:file-entry manifest:full-path="ObjectReplacements/Object 17"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2" manifest:media-type=""/>
  <manifest:file-entry manifest:full-path="ObjectReplacements/Object 11" manifest:media-type=""/>
  <manifest:file-entry manifest:full-path="ObjectReplacements/Object 4" manifest:media-type=""/>
  <manifest:file-entry manifest:full-path="ObjectReplacements/Object 3" manifest:media-type=""/>
  <manifest:file-entry manifest:full-path="ObjectReplacements/Object 18" manifest:media-type=""/>
  <manifest:file-entry manifest:full-path="ObjectReplacements/Object 2" manifest:media-type=""/>
  <manifest:file-entry manifest:full-path="Thumbnails/thumbnail.png" manifest:media-type="image/png"/>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manifest.rdf" manifest:media-type="application/rdf+xml"/>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settings.xml" manifest:media-type="text/xml"/>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mbria1" svg:font-family="Cambria" style:font-family-generic="roman"/>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style:font-name="Cambria" fo:font-size="12pt" style:font-name-asian="Calibri1" style:font-size-asian="12pt" style:font-name-complex="Courier New1" style:font-size-complex="12pt"/>
    </style:style>
    <style:style style:name="P2" style:family="paragraph" style:parent-style-name="Standard">
      <style:text-properties style:font-name="Cambria" fo:font-size="12pt" officeooo:rsid="001e6d0c" officeooo:paragraph-rsid="001e6d0c" style:font-name-asian="Calibri1" style:font-size-asian="12pt" style:font-name-complex="Courier New1" style:font-size-complex="12pt"/>
    </style:style>
    <style:style style:name="P3" style:family="paragraph" style:parent-style-name="Standard">
      <style:text-properties style:font-name="Cambria" fo:font-size="12pt" officeooo:rsid="0020ca03" officeooo:paragraph-rsid="0020ca03" style:font-name-asian="Calibri1" style:font-size-asian="12pt" style:font-name-complex="Courier New1" style:font-size-complex="12pt"/>
    </style:style>
    <style:style style:name="P4" style:family="paragraph" style:parent-style-name="Standard">
      <style:text-properties style:font-name="Cambria" fo:font-size="12pt" style:font-name-asian="Calibri1" style:font-size-asian="12pt" style:font-name-complex="Times New Roman" style:font-size-complex="12pt"/>
    </style:style>
    <style:style style:name="P5" style:family="paragraph" style:parent-style-name="Standard">
      <style:text-properties style:font-name="Cambria" fo:font-size="12pt" style:font-name-asian="Calibri1" style:font-size-asian="12pt" style:font-name-complex="Times New Roman" style:font-size-complex="12pt" style:font-style-complex="italic" style:font-weight-complex="bold"/>
    </style:style>
    <style:style style:name="P6" style:family="paragraph" style:parent-style-name="Standard">
      <style:paragraph-properties>
        <style:tab-stops>
          <style:tab-stop style:position="2.7709in"/>
        </style:tab-stops>
      </style:paragraph-properties>
      <style:text-properties style:font-name="Cambria" fo:font-size="12pt" officeooo:rsid="001e6d0c" officeooo:paragraph-rsid="001e6d0c" style:font-name-asian="Calibri1" style:font-size-asian="12pt" style:font-name-complex="Times New Roman" style:font-size-complex="12pt" style:font-style-complex="italic"/>
    </style:style>
    <style:style style:name="P7" style:family="paragraph" style:parent-style-name="Standard">
      <style:text-properties style:font-name="Cambria" fo:font-size="12pt" officeooo:rsid="001d7aa3" officeooo:paragraph-rsid="001d7aa3" style:font-name-asian="Calibri1" style:font-size-asian="12pt" style:font-name-complex="Times New Roman" style:font-size-complex="12pt"/>
    </style:style>
    <style:style style:name="P8" style:family="paragraph" style:parent-style-name="Standard">
      <style:text-properties style:font-name="Cambria" fo:font-size="12pt" officeooo:rsid="001e6d0c" officeooo:paragraph-rsid="001ffcee" style:font-name-asian="Calibri1" style:font-size-asian="12pt" style:font-name-complex="Times New Roman" style:font-size-complex="12pt"/>
    </style:style>
    <style:style style:name="P9" style:family="paragraph" style:parent-style-name="Standard">
      <style:text-properties style:font-name="Cambria" fo:font-size="12pt" style:font-name-asian="F" style:font-size-asian="12pt"/>
    </style:style>
    <style:style style:name="P10" style:family="paragraph" style:parent-style-name="Standard">
      <style:text-properties style:font-name="Cambria" fo:font-size="14pt" fo:font-weight="bold" officeooo:rsid="001ffcee" officeooo:paragraph-rsid="001ffcee" style:font-name-asian="Calibri1" style:font-size-asian="14pt" style:font-weight-asian="bold" style:font-name-complex="Times New Roman" style:font-style-complex="italic"/>
    </style:style>
    <style:style style:name="P11" style:family="paragraph" style:parent-style-name="Standard">
      <style:text-properties style:font-name="Cambria" fo:font-size="14pt" fo:font-weight="bold" officeooo:rsid="0020ca03" officeooo:paragraph-rsid="0020ca03" style:font-name-asian="Calibri1" style:font-size-asian="14pt" style:font-weight-asian="bold" style:font-name-complex="Times New Roman" style:font-style-complex="italic"/>
    </style:style>
    <style:style style:name="P12" style:family="paragraph" style:parent-style-name="Standard">
      <style:text-properties style:font-name="Cambria" fo:font-size="14pt" fo:font-weight="bold" officeooo:rsid="0020ca03" officeooo:paragraph-rsid="0020ca03" style:font-name-asian="Calibri1" style:font-size-asian="14pt" style:font-weight-asian="bold" style:font-name-complex="Courier New1" style:font-size-complex="14pt" style:font-weight-complex="bold"/>
    </style:style>
    <style:style style:name="P13" style:family="paragraph" style:parent-style-name="Standard">
      <style:text-properties style:font-name="Cambria" fo:font-size="14pt" fo:font-weight="bold" officeooo:rsid="001ffcee" officeooo:paragraph-rsid="001ffcee" style:font-name-asian="Calibri1" style:font-size-asian="14pt" style:font-weight-asian="bold" style:font-name-complex="Courier New1" style:font-size-complex="14pt" style:font-weight-complex="bold"/>
    </style:style>
    <style:style style:name="P14" style:family="paragraph" style:parent-style-name="Standard">
      <style:paragraph-properties fo:text-align="justify" style:justify-single-word="false"/>
    </style:style>
    <style:style style:name="P15" style:family="paragraph" style:parent-style-name="Standard">
      <style:text-properties officeooo:rsid="0020ca03" officeooo:paragraph-rsid="0020ca03"/>
    </style:style>
    <style:style style:name="P16" style:family="paragraph" style:parent-style-name="Standard">
      <style:text-properties style:font-name="Cambria1" fo:font-size="12pt" officeooo:rsid="0020ca03" officeooo:paragraph-rsid="0020ca03" style:font-size-asian="12pt" style:font-size-complex="12pt"/>
    </style:style>
    <style:style style:name="P17" style:family="paragraph" style:parent-style-name="Standard">
      <style:text-properties style:font-name="Cambria1" fo:font-size="14pt" fo:font-weight="bold" officeooo:rsid="0020ca03" officeooo:paragraph-rsid="0020ca03" style:font-size-asian="14pt" style:font-weight-asian="bold" style:font-size-complex="14pt" style:font-weight-complex="bold"/>
    </style:style>
    <style:style style:name="P18" style:family="paragraph" style:parent-style-name="Standard">
      <style:paragraph-properties fo:margin-top="0in" fo:margin-bottom="0in" loext:contextual-spacing="false" fo:line-height="100%"/>
    </style:style>
    <style:style style:name="P19" style:family="paragraph" style:parent-style-name="Standard">
      <style:paragraph-properties fo:margin-top="0in" fo:margin-bottom="0in" loext:contextual-spacing="false" fo:line-height="100%" fo:text-align="justify" style:justify-single-word="false"/>
    </style:style>
    <style:style style:name="P20" style:family="paragraph" style:parent-style-name="Standard">
      <style:paragraph-properties fo:margin-top="0in" fo:margin-bottom="0in" loext:contextual-spacing="false" fo:line-height="100%" fo:text-align="justify" style:justify-single-word="false"/>
      <style:text-properties style:font-name="Cambria" fo:font-size="12pt" style:font-name-asian="F" style:font-size-asian="12pt"/>
    </style:style>
    <style:style style:name="P21" style:family="paragraph" style:parent-style-name="Standard">
      <style:paragraph-properties fo:margin-top="0in" fo:margin-bottom="0in" loext:contextual-spacing="false" fo:line-height="100%"/>
      <style:text-properties fo:color="#0000ff" style:font-name="Courier New" fo:font-size="12pt" fo:font-weight="bold" style:font-size-asian="12pt" style:font-weight-asian="bold"/>
    </style:style>
    <style:style style:name="P22" style:family="paragraph" style:parent-style-name="Standard" style:master-page-name="Standard">
      <style:paragraph-properties fo:text-align="center" style:justify-single-word="false" style:page-number="auto"/>
    </style:style>
    <style:style style:name="T1" style:family="text">
      <style:text-properties style:font-name="Cambria" fo:font-size="16pt" style:font-name-asian="Calibri1" style:font-size-asian="16pt" style:font-name-complex="Times New Roman" style:font-size-complex="16pt"/>
    </style:style>
    <style:style style:name="T2" style:family="text">
      <style:text-properties style:font-name="Cambria" style:font-name-asian="Calibri1" style:font-name-complex="Times New Roman"/>
    </style:style>
    <style:style style:name="T3" style:family="text">
      <style:text-properties style:font-name="Cambria" fo:font-size="20pt" fo:font-weight="bold" style:font-name-asian="Calibri1" style:font-size-asian="20pt" style:font-weight-asian="bold" style:font-name-complex="Times New Roman" style:font-size-complex="20pt"/>
    </style:style>
    <style:style style:name="T4" style:family="text">
      <style:text-properties style:font-name="Cambria" fo:font-size="12pt" style:font-size-asian="12pt"/>
    </style:style>
    <style:style style:name="T5" style:family="text">
      <style:text-properties style:font-name="Cambria" fo:font-size="12pt" style:font-name-asian="F" style:font-size-asian="12pt"/>
    </style:style>
    <style:style style:name="T6" style:family="text">
      <style:text-properties style:font-name="Cambria" fo:font-size="12pt" fo:font-style="italic" style:font-name-asian="F" style:font-size-asian="12pt" style:font-style-asian="italic"/>
    </style:style>
    <style:style style:name="T7" style:family="text">
      <style:text-properties style:font-name="Cambria" fo:font-size="12pt" fo:font-style="italic" style:font-name-asian="Calibri1" style:font-size-asian="12pt" style:font-style-asian="italic" style:font-name-complex="Times New Roman" style:font-size-complex="12pt"/>
    </style:style>
    <style:style style:name="T8" style:family="text">
      <style:text-properties style:font-name="Cambria" fo:font-size="12pt" fo:font-style="italic" style:font-name-asian="Calibri1" style:font-size-asian="12pt" style:font-style-asian="italic" style:font-name-complex="Times New Roman" style:font-size-complex="12pt" style:font-style-complex="italic"/>
    </style:style>
    <style:style style:name="T9" style:family="text">
      <style:text-properties style:font-name="Cambria" fo:font-size="12pt" style:text-underline-style="solid" style:text-underline-width="auto" style:text-underline-color="font-color" style:font-name-asian="F" style:font-size-asian="12pt"/>
    </style:style>
    <style:style style:name="T10" style:family="text">
      <style:text-properties style:font-name="Cambria" fo:font-size="12pt" style:text-underline-style="solid" style:text-underline-width="auto" style:text-underline-color="font-color" style:font-name-asian="Calibri1" style:font-size-asian="12pt" style:font-name-complex="Times New Roman" style:font-size-complex="12pt" style:font-style-complex="italic" style:font-weight-complex="bold"/>
    </style:style>
    <style:style style:name="T11" style:family="text">
      <style:text-properties style:font-name="Cambria" fo:font-size="12pt" style:text-underline-style="solid" style:text-underline-width="auto" style:text-underline-color="font-color" style:font-name-asian="Calibri1" style:font-size-asian="12pt" style:font-name-complex="Courier New1" style:font-size-complex="12pt"/>
    </style:style>
    <style:style style:name="T12" style:family="text">
      <style:text-properties style:font-name="Cambria" fo:font-size="12pt" style:font-name-asian="Calibri1" style:font-size-asian="12pt" style:font-name-complex="Times New Roman"/>
    </style:style>
    <style:style style:name="T13" style:family="text">
      <style:text-properties style:font-name="Cambria" fo:font-size="12pt" style:font-name-asian="Calibri1" style:font-size-asian="12pt" style:font-name-complex="Times New Roman" style:font-size-complex="12pt"/>
    </style:style>
    <style:style style:name="T14" style:family="text">
      <style:text-properties style:font-name="Cambria" fo:font-size="12pt" style:font-name-asian="Calibri1" style:font-size-asian="12pt" style:font-name-complex="Times New Roman" style:font-size-complex="12pt" style:font-style-complex="italic"/>
    </style:style>
    <style:style style:name="T15" style:family="text">
      <style:text-properties style:font-name="Cambria" fo:font-size="12pt" style:font-name-asian="Calibri1" style:font-size-asian="12pt" style:font-name-complex="Times New Roman" style:font-size-complex="12pt" style:font-style-complex="italic" style:font-weight-complex="bold"/>
    </style:style>
    <style:style style:name="T16" style:family="text">
      <style:text-properties style:font-name="Cambria" fo:font-size="12pt" style:font-name-asian="Calibri1" style:font-size-asian="12pt" style:font-name-complex="Courier New1" style:font-size-complex="12pt"/>
    </style:style>
    <style:style style:name="T17" style:family="text">
      <style:text-properties style:font-name="Cambria" fo:font-size="12pt" style:font-name-asian="Calibri1" style:font-size-asian="12pt" style:font-name-complex="Courier New1" style:font-size-complex="12pt" style:font-style-complex="italic"/>
    </style:style>
    <style:style style:name="T18" style:family="text">
      <style:text-properties style:font-name="Cambria" fo:font-size="12pt" style:font-name-asian="MS Mincho" style:font-size-asian="12pt" style:font-name-complex="Times New Roman" style:font-size-complex="12pt"/>
    </style:style>
    <style:style style:name="T19" style:family="text">
      <style:text-properties style:font-name="Cambria" fo:font-size="12pt" fo:font-weight="bold" style:font-name-asian="Calibri1" style:font-size-asian="12pt" style:font-weight-asian="bold" style:font-name-complex="Times New Roman" style:font-size-complex="12pt" style:font-style-complex="italic" style:font-weight-complex="bold"/>
    </style:style>
    <style:style style:name="T20" style:family="text">
      <style:text-properties style:font-name="Cambria" fo:font-size="12pt" fo:font-weight="bold" style:font-name-asian="Calibri1" style:font-size-asian="12pt" style:font-weight-asian="bold" style:font-name-complex="Courier New1" style:font-size-complex="12pt" style:font-weight-complex="bold"/>
    </style:style>
    <style:style style:name="T21" style:family="text">
      <style:text-properties style:font-name="Cambria" fo:font-size="14pt" fo:font-weight="bold" style:font-name-asian="Calibri1" style:font-size-asian="14pt" style:font-weight-asian="bold" style:font-name-complex="Times New Roman" style:font-style-complex="italic"/>
    </style:style>
    <style:style style:name="T22" style:family="text">
      <style:text-properties style:font-name="Cambria" fo:font-size="14pt" style:font-name-asian="Calibri1" style:font-size-asian="14pt" style:font-name-complex="Times New Roman" style:font-style-complex="italic"/>
    </style:style>
    <style:style style:name="T23" style:family="text">
      <style:text-properties fo:color="#0000ff" style:font-name="Courier New" fo:font-size="12pt" fo:font-weight="bold" style:font-name-asian="Calibri1" style:font-size-asian="12pt" style:font-weight-asian="bold" style:font-name-complex="Courier New1" style:font-size-complex="12pt" style:font-style-complex="italic"/>
    </style:style>
    <style:style style:name="T24" style:family="text">
      <style:text-properties fo:color="#0000ff" style:font-name="Courier New" fo:font-size="12pt" fo:font-weight="bold" style:font-size-asian="12pt" style:font-weight-asian="bold"/>
    </style:style>
    <style:style style:name="T25" style:family="text">
      <style:text-properties fo:color="#0000ff" style:font-name="Courier New" fo:font-size="12pt" fo:font-weight="bold" style:font-size-asian="12pt" style:font-weight-asian="bold" style:font-name-complex="Courier New1"/>
    </style:style>
    <style:style style:name="T26" style:family="text">
      <style:text-properties style:text-position="sub 58%" style:font-name="Cambria" fo:font-size="12pt" style:font-name-asian="Calibri1" style:font-size-asian="12pt" style:font-name-complex="Times New Roman" style:font-size-complex="12pt"/>
    </style:style>
    <style:style style:name="T27" style:family="text">
      <style:text-properties style:text-position="sub 58%" style:font-name="Cambria" fo:font-size="12pt" style:font-name-asian="Calibri1" style:font-size-asian="12pt" style:font-name-complex="Times New Roman" style:font-size-complex="12pt" style:font-style-complex="italic"/>
    </style:style>
    <style:style style:name="T28" style:family="text">
      <style:text-properties officeooo:rsid="001ffcee"/>
    </style:style>
    <style:style style:name="fr1" style:family="graphic" style:parent-style-name="Formula">
      <style:graphic-properties style:vertical-pos="middle" style:vertical-rel="tex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1">Math 338</text:span><text:span text:style-name="T2"><text:tab/> <text:s text:c="13"/><text:tab/></text:span><text:span text:style-name="T3"> <text:s text:c="7"/>Lab Assignment #18 <text:s text:c="2"/></text:span><text:span text:style-name="T1"><text:s text:c="5"/><text:tab/><text:tab/>Fall 2019</text:span></text:p>
      <text:p text:style-name="P19"><text:span text:style-name="T4">In Lab 16 we tested the null hypothesis </text:span><text:span text:style-name="T4"><draw:frame draw:style-name="fr1" draw:name="Object1" text:anchor-type="as-char" svg:width="0.7382in" svg:height="0.1839in" draw:z-index="0"><draw:object xlink:href="./Object 2" xlink:type="simple" xlink:show="embed" xlink:actuate="onLoad"/><draw:image xlink:href="./ObjectReplacements/Object 2" xlink:type="simple" xlink:show="embed" xlink:actuate="onLoad"/></draw:frame></text:span><text:span text:style-name="T5"> against the alternative hypothesis </text:span><text:span text:style-name="T5"><draw:frame draw:style-name="fr1" draw:name="Object2" text:anchor-type="as-char" svg:width="1.0138in" svg:height="0.2091in" draw:z-index="1"><draw:object xlink:href="./Object 4" xlink:type="simple" xlink:show="embed" xlink:actuate="onLoad"/><draw:image xlink:href="./ObjectReplacements/Object 4" xlink:type="simple" xlink:show="embed" xlink:actuate="onLoad"/></draw:frame></text:span><text:span text:style-name="T5"> (in the Neyman-Pearson framework) or </text:span><text:span text:style-name="T5"><draw:frame draw:style-name="fr1" draw:name="Object3" text:anchor-type="as-char" svg:width="0.9925in" svg:height="0.2091in" draw:z-index="2"><draw:object xlink:href="./Object 6" xlink:type="simple" xlink:show="embed" xlink:actuate="onLoad"/><draw:image xlink:href="./ObjectReplacements/Object 6" xlink:type="simple" xlink:show="embed" xlink:actuate="onLoad"/></draw:frame></text:span><text:span text:style-name="T5"> (in the NHST framework). We assumed that the data were collected in a random fashion (or at least that the iris sample can be treated as such), that the Central Limit Theorem holds for samples of iris flowers of size 50, and that the population standard deviation of petal length for our particular </text:span><text:span text:style-name="T6">setosa</text:span><text:span text:style-name="T5"> species is 0.5 cm.</text:span></text:p>
      <text:p text:style-name="P20"/>
      <text:p text:style-name="P19"><text:span text:style-name="T5">Now we will do the same test, except we will </text:span><text:span text:style-name="T9">not</text:span><text:span text:style-name="T5"> make any assumptions about the population standard deviation.</text:span></text:p>
      <text:p text:style-name="P1"/>
      <text:p text:style-name="Standard"><text:span text:style-name="T21">Question #1</text:span><text:span text:style-name="T13"> Compute the standard error of the mean for our sample of 50 </text:span><text:span text:style-name="T8">setosa</text:span><text:span text:style-name="T13"> petal lengths.</text:span></text:p>
      <text:p text:style-name="P7">SEM = s/\sqrt{n}</text:p>
      <text:p text:style-name="P7">= 0.174/7.071 <text:s/>= 0.025</text:p>
      <text:p text:style-name="P14"><text:span text:style-name="T21">Question #2</text:span><text:span text:style-name="T13"> </text:span><text:span text:style-name="T18">Compute the t-statistic corresponding to the sample mean.</text:span></text:p>
      <text:p text:style-name="P7">(1.462 – 1.3)/0.025 = 6.48</text:p>
      <text:p text:style-name="Standard"><text:span text:style-name="T21">Question #3</text:span><text:span text:style-name="T22"> </text:span><text:span text:style-name="T14">What are the degrees of freedom associated with this t-statistic?</text:span></text:p>
      <text:p text:style-name="P7">The degrees of freedom is 49</text:p>
      <text:p text:style-name="Standard"><text:span text:style-name="T13">The following R commands may be useful for Questions #4 and #5.</text:span></text:p>
      <text:p text:style-name="Standard"><text:span text:style-name="T15">To find the </text:span><text:span text:style-name="T10">cumulative proportion</text:span><text:span text:style-name="T15"> for a t-statistic:</text:span></text:p>
      <text:p text:style-name="Standard"><text:span text:style-name="T23">&gt; pt(value, df = degrees_of_freedom)</text:span></text:p>
      <text:p text:style-name="Standard"><text:span text:style-name="T15">To find the </text:span><text:span text:style-name="T10">upper tail probability</text:span><text:span text:style-name="T15"> (1 – cumulative proportion) for a t-statistic:</text:span></text:p>
      <text:p text:style-name="Standard"><text:span text:style-name="T23">&gt; pt(value, df = degrees_of_freedom, lower.tail = FALSE)</text:span></text:p>
      <text:p text:style-name="Standard"><text:span text:style-name="T15">To find the value of the t-statistic corresponding to a cumulative proportion:</text:span></text:p>
      <text:p text:style-name="Standard"><text:span text:style-name="T23">&gt; qt(cumulative_proportion, df = degrees_of_freedom)</text:span></text:p>
      <text:p text:style-name="Standard"><text:span text:style-name="T15">To find the value of the t-statistic corresponding to an upper tail probability:</text:span></text:p>
      <text:p text:style-name="Standard"><text:span text:style-name="T23">&gt; qt(upper_tail_probability, df = degrees_of_freedom, lower.tail = FALSE)</text:span></text:p>
      <text:p text:style-name="P5"/>
      <text:p text:style-name="Standard"><text:span text:style-name="T21">Question #4</text:span><text:span text:style-name="T22"> </text:span><text:span text:style-name="T14">What is the critical region on the </text:span><text:span text:style-name="T7">t</text:span><text:span text:style-name="T14"> scale for α = 0.05? Do you still accept the alternative hypothesis H</text:span><text:span text:style-name="T27">1</text:span><text:span text:style-name="T14">?</text:span></text:p>
      <text:p text:style-name="P6">The critical region is &gt;= 1.676551 and since the sample mean is inside that, we accept the alternative.</text:p>
      <text:p text:style-name="Standard"><text:span text:style-name="T21"/></text:p>
      <text:p text:style-name="Standard"><text:span text:style-name="T21"/></text:p>
      <text:p text:style-name="Standard"><text:span text:style-name="T21"/></text:p>
      <text:p text:style-name="Standard"><text:soft-page-break/><text:span text:style-name="T21">Question #5</text:span><text:span text:style-name="T22"> </text:span><text:span text:style-name="T14">What is the probability of getting a sample with a </text:span><text:span text:style-name="T7">t</text:span><text:span text:style-name="T14"> statistic as large or larger than the value you obtained (in </text:span><text:span text:style-name="T19">Question #2</text:span><text:span text:style-name="T14">)? At a significance level of 0.05, do you still reject the null hypothesis H</text:span><text:span text:style-name="T27">0</text:span><text:span text:style-name="T14"> and accept the alternative hypothesis H</text:span><text:span text:style-name="T27">a</text:span><text:span text:style-name="T14">?</text:span></text:p>
      <text:p text:style-name="P8">The probability would be <text:span text:style-name="T28">2.120742e-08</text:span>, we <text:span text:style-name="T28">reject the null hypothesis.</text:span></text:p>
      <text:p text:style-name="Standard"><text:span text:style-name="T13">Now let’s run the t-test in R. The t-test requires three arguments: the name of the variable we are testing about, the value of the population mean under H</text:span><text:span text:style-name="T26">0</text:span><text:span text:style-name="T13">, and the sign of the alternative hypothesis (in the NHST framework). For this test, we use our setosa.petal.length dataset. If we didn’t save it, we can quickly recreate it:</text:span></text:p>
      <text:p text:style-name="P18"><text:span text:style-name="T24">&gt; library(dplyr)</text:span></text:p>
      <text:p text:style-name="P18"><text:span text:style-name="T24">&gt; setosa.petal.length &lt;- iris %&gt;% filter(Species == "setosa") %&gt;% select(Petal.Length)</text:span></text:p>
      <text:p text:style-name="P4"/>
      <text:p text:style-name="Standard"><text:span text:style-name="T13">Then we run:</text:span></text:p>
      <text:p text:style-name="P18"><text:span text:style-name="T24">&gt; t.test(setosa.petal.length$Petal.Length, mu = 1.3, alternative = "g") <text:s/># because we have a &gt; sign in Ha</text:span></text:p>
      <text:p text:style-name="P4"/>
      <text:p text:style-name="Standard"><text:span text:style-name="T21">Question #6</text:span><text:span text:style-name="T16"> Paste the output of the t-test. Do you get the same t-statistic and p-value as in </text:span><text:span text:style-name="T19">Question #5</text:span><text:span text:style-name="T14">?</text:span></text:p>
      <text:p text:style-name="P2"/>
      <text:p text:style-name="P2"><text:tab/>One Sample t-test</text:p>
      <text:p text:style-name="P2"/>
      <text:p text:style-name="P2">data: <text:s/>setosa_len$Petal.Length</text:p>
      <text:p text:style-name="P2">t = 6.5961, df = 49, p-value = 1.401e-08</text:p>
      <text:p text:style-name="P2">alternative hypothesis: true mean is greater than 1.3</text:p>
      <text:p text:style-name="P2">95 percent confidence interval:</text:p>
      <text:p text:style-name="P2"><text:s/>1.420824 <text:s text:c="5"/>Inf</text:p>
      <text:p text:style-name="P2">sample estimates:</text:p>
      <text:p text:style-name="P2">mean of x </text:p>
      <text:p text:style-name="P2"><text:s text:c="4"/>1.462 </text:p>
      <text:p text:style-name="P2"/>
      <text:p text:style-name="P13">We got roughly the same p-value.</text:p>
      <text:p text:style-name="P2"/>
      <text:p text:style-name="P1"/>
      <text:p text:style-name="Standard"><text:span text:style-name="T16"/></text:p>
      <text:p text:style-name="Standard"><text:span text:style-name="T16"/></text:p>
      <text:p text:style-name="Standard"><text:soft-page-break/><text:span text:style-name="T16">You can also run a power analysis for a t-test using a single command, but it requires some setup.</text:span></text:p>
      <text:p text:style-name="P18"><text:span text:style-name="T24">&gt; n &lt;- <text:s/># sample size</text:span></text:p>
      <text:p text:style-name="P18"><text:span text:style-name="T24">&gt; mu0 &lt;- <text:s/># value of mu under H0</text:span></text:p>
      <text:p text:style-name="P18"><text:span text:style-name="T24">&gt; mu1 &lt;- <text:s/># value of mu under H1</text:span></text:p>
      <text:p text:style-name="P18"><text:span text:style-name="T24">&gt; s &lt;- <text:s/>sd(setosa.petal.length$Petal.Length) # estimated standard deviation; here we just estimate from the data we have available</text:span></text:p>
      <text:p text:style-name="P18"><text:span text:style-name="T24">&gt; alpha &lt;- 0.05</text:span></text:p>
      <text:p text:style-name="P21"/>
      <text:p text:style-name="P18"><text:span text:style-name="T24">&gt; power.t.test(n = n, delta = abs(mu0 – mu1), sd = s, sig.level = alpha, type = "one.sample", alternative = "one.sided") # recall that we said power was the same no matter which value was mu0 and which was mu1</text:span></text:p>
      <text:p text:style-name="P1"/>
      <text:p text:style-name="Standard"><text:span text:style-name="T21">Question #7</text:span><text:span text:style-name="T22"> </text:span><text:span text:style-name="T14">Paste the output of the power analysis. Is 50 flowers a large enough sample to detect the difference between </text:span><text:span text:style-name="T14"><draw:frame draw:style-name="fr1" draw:name="Object4" text:anchor-type="as-char" svg:width="0.7382in" svg:height="0.1839in" draw:z-index="3"><draw:object xlink:href="./Object 8" xlink:type="simple" xlink:show="embed" xlink:actuate="onLoad"/><draw:image xlink:href="./ObjectReplacements/Object 8" xlink:type="simple" xlink:show="embed" xlink:actuate="onLoad"/></draw:frame></text:span><text:span text:style-name="T12"> and </text:span><text:span text:style-name="T12"><draw:frame draw:style-name="fr1" draw:name="Object5" text:anchor-type="as-char" svg:width="0.7382in" svg:height="0.1839in" draw:z-index="4"><draw:object xlink:href="./Object 10" xlink:type="simple" xlink:show="embed" xlink:actuate="onLoad"/><draw:image xlink:href="./ObjectReplacements/Object 10" xlink:type="simple" xlink:show="embed" xlink:actuate="onLoad"/></draw:frame></text:span><text:span text:style-name="T12">?</text:span></text:p>
      <text:p text:style-name="P10"/>
      <text:p text:style-name="P10"><text:bookmark text:name="_Hlk503729692"/><text:s text:c="5"/>One-sample t test power calculation </text:p>
      <text:p text:style-name="P10"/>
      <text:p text:style-name="P10"><text:s text:c="14"/>n = 49</text:p>
      <text:p text:style-name="P10"><text:s text:c="10"/>delta = 0.2</text:p>
      <text:p text:style-name="P10"><text:s text:c="13"/>sd = 0.173664</text:p>
      <text:p text:style-name="P10"><text:s text:c="6"/>sig.level = 0.05</text:p>
      <text:p text:style-name="P10"><text:s text:c="10"/>power = 1</text:p>
      <text:p text:style-name="P10"><text:s text:c="4"/>alternative = one.sided</text:p>
      <text:p text:style-name="P11">Yes , 50 flowers is enough because our power is 100%.</text:p>
      <text:p text:style-name="Standard"><text:span text:style-name="T16">Now let’s investigate what would happen if we used a </text:span><text:span text:style-name="T11">two-sided</text:span><text:span text:style-name="T16"> alternative hypothesis instead. We test the </text:span><text:span text:style-name="T4">null hypothesis </text:span><text:span text:style-name="T4"><draw:frame draw:style-name="fr1" draw:name="Object6" text:anchor-type="as-char" svg:width="0.7382in" svg:height="0.1839in" draw:z-index="5"><draw:object xlink:href="./Object 12" xlink:type="simple" xlink:show="embed" xlink:actuate="onLoad"/><draw:image xlink:href="./ObjectReplacements/Object 12" xlink:type="simple" xlink:show="embed" xlink:actuate="onLoad"/></draw:frame></text:span><text:span text:style-name="T5"> against the alternative hypothesis </text:span><text:span text:style-name="T5"><draw:frame draw:style-name="fr1" draw:name="Object7" text:anchor-type="as-char" svg:width="1.0055in" svg:height="0.2091in" draw:z-index="6"><draw:object xlink:href="./Object 14" xlink:type="simple" xlink:show="embed" xlink:actuate="onLoad"/><draw:image xlink:href="./ObjectReplacements/Object 14" xlink:type="simple" xlink:show="embed" xlink:actuate="onLoad"/></draw:frame></text:span><text:span text:style-name="T5"> (in the NHST framework). </text:span></text:p>
      <text:p text:style-name="P9"/>
      <text:p text:style-name="Standard"><text:span text:style-name="T5">Change your t-test code to:</text:span></text:p>
      <text:p text:style-name="P9"/>
      <text:p text:style-name="P18"><text:span text:style-name="T24">&gt; t.test(setosa.petal.length$Petal.Length, mu = 1.3, alternative = "t") <text:s/># because we have a </text:span><text:span text:style-name="T25">≠</text:span><text:span text:style-name="T24"> sign in Ha</text:span></text:p>
      <text:p text:style-name="P9"><text:bookmark text:name="_Hlk22192060"/></text:p>
      <text:p text:style-name="Standard"><text:span text:style-name="T21"/></text:p>
      <text:p text:style-name="Standard"/>
      <text:p text:style-name="Standard"><text:soft-page-break/><text:span text:style-name="T21">Question #8</text:span><text:span text:style-name="T16"> Paste the output of the t-test (I just need the table with the p-value). Compare the values of the test statistic and p-value with that of the one-sided test (in </text:span><text:span text:style-name="T20">Question #6</text:span><text:span text:style-name="T16">).</text:span></text:p>
      <text:p text:style-name="P1"/>
      <text:p text:style-name="P3"/>
      <text:p text:style-name="P3"><text:tab/>One Sample t-test</text:p>
      <text:p text:style-name="P3"/>
      <text:p text:style-name="P3">data: <text:s/>setosa_len$Petal.Length</text:p>
      <text:p text:style-name="P3">t = 6.5961, df = 49, p-value = 2.803e-08</text:p>
      <text:p text:style-name="P3">alternative hypothesis: true mean is not equal to 1.3</text:p>
      <text:p text:style-name="P3">95 percent confidence interval:</text:p>
      <text:p text:style-name="P3"><text:s/>1.412645 1.511355</text:p>
      <text:p text:style-name="P3">sample estimates:</text:p>
      <text:p text:style-name="P3">mean of x </text:p>
      <text:p text:style-name="P3"><text:s text:c="4"/>1.462 </text:p>
      <text:p text:style-name="P12">The p-value here is the same as the calculated one in Question 6.</text:p>
      <text:p text:style-name="Standard"><text:span text:style-name="T5">Using a two-sided alternative hypothesis in the NHST framework is equivalent to splitting the critical region so that half is below 1.3 cm and the other half is above 1.3</text:span><text:bookmark text:name="_GoBack"/><text:span text:style-name="T5"> cm. Thus, when we do Neyman-Pearson testing, we need to calculate the probability of being in each part of the critical region separately, then add those probabilities.</text:span></text:p>
      <text:p text:style-name="P9"/>
      <text:p text:style-name="Standard"><text:span text:style-name="T5">Change your power analysis code to:</text:span></text:p>
      <text:p text:style-name="P18"><text:span text:style-name="T24">&gt; power.t.test(n = n, delta = abs(mu0 – mu1), sd = s, sig.level = alpha, type = "one.sample", alternative = "two.sided")</text:span></text:p>
      <text:p text:style-name="P9"/>
      <text:p text:style-name="Standard"><text:span text:style-name="T21"/></text:p>
      <text:p text:style-name="Standard"><text:span text:style-name="T21"/></text:p>
      <text:p text:style-name="Standard"><text:span text:style-name="T21"/></text:p>
      <text:p text:style-name="Standard"><text:span text:style-name="T21"/></text:p>
      <text:p text:style-name="Standard"><text:span text:style-name="T21"/></text:p>
      <text:p text:style-name="Standard"><text:span text:style-name="T21"/></text:p>
      <text:p text:style-name="Standard"><text:span text:style-name="T21"/></text:p>
      <text:p text:style-name="Standard"><text:span text:style-name="T21"/></text:p>
      <text:p text:style-name="Standard"/>
      <text:p text:style-name="Standard"><text:soft-page-break/><text:span text:style-name="T21">Question #9</text:span><text:span text:style-name="T22"> </text:span><text:span text:style-name="T14">Paste the output of the power analysis. Is 50 flowers still a large enough sample to detect the difference between </text:span><text:span text:style-name="T14"><draw:frame draw:style-name="fr1" draw:name="Object8" text:anchor-type="as-char" svg:width="0.7382in" svg:height="0.1839in" draw:z-index="7"><draw:object xlink:href="./Object 16" xlink:type="simple" xlink:show="embed" xlink:actuate="onLoad"/><draw:image xlink:href="./ObjectReplacements/Object 16" xlink:type="simple" xlink:show="embed" xlink:actuate="onLoad"/></draw:frame></text:span><text:span text:style-name="T12"> and </text:span><text:span text:style-name="T12"><draw:frame draw:style-name="fr1" draw:name="Object9" text:anchor-type="as-char" svg:width="0.7382in" svg:height="0.1839in" draw:z-index="8"><draw:object xlink:href="./Object 18" xlink:type="simple" xlink:show="embed" xlink:actuate="onLoad"/><draw:image xlink:href="./ObjectReplacements/Object 18" xlink:type="simple" xlink:show="embed" xlink:actuate="onLoad"/></draw:frame></text:span><text:span text:style-name="T12">?</text:span></text:p>
      <text:p text:style-name="Standard"/>
      <text:p text:style-name="P15"/>
      <text:p text:style-name="P16"><text:s text:c="5"/>One-sample t test power calculation </text:p>
      <text:p text:style-name="P16"/>
      <text:p text:style-name="P16"><text:s text:c="14"/>n = 49</text:p>
      <text:p text:style-name="P16"><text:s text:c="10"/>delta = 0.2</text:p>
      <text:p text:style-name="P16"><text:s text:c="13"/>sd = 0.173664</text:p>
      <text:p text:style-name="P16"><text:s text:c="6"/>sig.level = 0.05</text:p>
      <text:p text:style-name="P16"><text:s text:c="10"/>power = 1</text:p>
      <text:p text:style-name="P16"><text:s text:c="4"/>alternative = two.sided</text:p>
      <text:p text:style-name="P17">Since the power is still 100%, we can still assume that 50 flowers is large enoug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mbria1" svg:font-family="Cambria" style:font-family-generic="roman"/>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Lohit Devanagari" svg:font-family="'Lohit Devanagari'" style:font-family-generic="system" style:font-pitch="variable"/>
    <style:font-face style:name="MS Mincho" svg:font-family="'MS Mincho'" style:font-family-generic="system" style:font-pitch="variable"/>
    <style:font-face style:name="Times New Roman"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wight</meta:initial-creator>
    <meta:editing-cycles>5</meta:editing-cycles>
    <meta:creation-date>2019-10-18T17:15:00</meta:creation-date>
    <dc:date>2019-10-31T13:36:57.662720509</dc:date>
    <meta:editing-duration>PT15M14S</meta:editing-duration>
    <meta:generator>LibreOffice/5.1.6.2$Linux_X86_64 LibreOffice_project/10m0$Build-2</meta:generator>
    <meta:document-statistic meta:table-count="0" meta:image-count="0" meta:object-count="9" meta:page-count="5" meta:paragraph-count="81" meta:word-count="925" meta:character-count="5557" meta:non-whitespace-character-count="451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0/content.xml><?xml version="1.0" encoding="utf-8"?>
<math xmlns="http://www.w3.org/1998/Math/MathML" display="block">
  <semantics>
    <mrow>
      <mrow>
        <mi>μ</mi>
        <mo stretchy="false">=</mo>
        <mn>1.5</mn>
      </mrow>
      <mi mathvariant="italic">cm</mi>
    </mrow>
    <annotation encoding="StarMath 5.0">μ=1.5 cm</annotation>
  </semantics>
</math>
</file>

<file path=Object 12/content.xml><?xml version="1.0" encoding="utf-8"?>
<math xmlns="http://www.w3.org/1998/Math/MathML" display="block">
  <semantics>
    <mrow>
      <mrow>
        <mi>μ</mi>
        <mo stretchy="false">=</mo>
        <mn>1.3</mn>
      </mrow>
      <mi mathvariant="italic">cm</mi>
    </mrow>
    <annotation encoding="StarMath 5.0">μ=1.3 cm</annotation>
  </semantics>
</math>
</file>

<file path=Object 14/content.xml><?xml version="1.0" encoding="utf-8"?>
<math xmlns="http://www.w3.org/1998/Math/MathML" display="block">
  <semantics>
    <mrow>
      <msub>
        <mi>H</mi>
        <mi>a</mi>
      </msub>
      <mi mathvariant="normal">:</mi>
      <mi>μ</mi>
      <mi>≠</mi>
      <mn>1.3</mn>
      <mi mathvariant="italic">cm</mi>
    </mrow>
    <annotation encoding="StarMath 5.0">{H} rsub {a} : μ ≠ 1.3 cm</annotation>
  </semantics>
</math>
</file>

<file path=Object 16/content.xml><?xml version="1.0" encoding="utf-8"?>
<math xmlns="http://www.w3.org/1998/Math/MathML" display="block">
  <semantics>
    <mrow>
      <mrow>
        <mi>μ</mi>
        <mo stretchy="false">=</mo>
        <mn>1.3</mn>
      </mrow>
      <mi mathvariant="italic">cm</mi>
    </mrow>
    <annotation encoding="StarMath 5.0">μ=1.3 cm</annotation>
  </semantics>
</math>
</file>

<file path=Object 18/content.xml><?xml version="1.0" encoding="utf-8"?>
<math xmlns="http://www.w3.org/1998/Math/MathML" display="block">
  <semantics>
    <mrow>
      <mrow>
        <mi>μ</mi>
        <mo stretchy="false">=</mo>
        <mn>1.5</mn>
      </mrow>
      <mi mathvariant="italic">cm</mi>
    </mrow>
    <annotation encoding="StarMath 5.0">μ=1.5 cm</annotation>
  </semantics>
</math>
</file>

<file path=Object 2/content.xml><?xml version="1.0" encoding="utf-8"?>
<math xmlns="http://www.w3.org/1998/Math/MathML" display="block">
  <semantics>
    <mrow>
      <mrow>
        <mi>μ</mi>
        <mo stretchy="false">=</mo>
        <mn>1.3</mn>
      </mrow>
      <mi mathvariant="italic">cm</mi>
    </mrow>
    <annotation encoding="StarMath 5.0">μ=1.3 cm</annotation>
  </semantics>
</math>
</file>

<file path=Object 4/content.xml><?xml version="1.0" encoding="utf-8"?>
<math xmlns="http://www.w3.org/1998/Math/MathML" display="block">
  <semantics>
    <mrow>
      <msub>
        <mi>H</mi>
        <mn>1</mn>
      </msub>
      <mi mathvariant="normal">:</mi>
      <mrow>
        <mi>μ</mi>
        <mo stretchy="false">=</mo>
        <mn>1.5</mn>
      </mrow>
      <mi mathvariant="italic">cm</mi>
    </mrow>
    <annotation encoding="StarMath 5.0">{H} rsub {1} : μ=1.5 cm</annotation>
  </semantics>
</math>
</file>

<file path=Object 6/content.xml><?xml version="1.0" encoding="utf-8"?>
<math xmlns="http://www.w3.org/1998/Math/MathML" display="block">
  <semantics>
    <mrow>
      <msub>
        <mi>H</mi>
        <mi>a</mi>
      </msub>
      <mi mathvariant="normal">:</mi>
      <mrow>
        <mi>μ</mi>
        <mo stretchy="false">&gt;</mo>
        <mn>1.3</mn>
      </mrow>
      <mi mathvariant="italic">cm</mi>
    </mrow>
    <annotation encoding="StarMath 5.0">{H} rsub {a} : μ&gt;1.3 cm</annotation>
  </semantics>
</math>
</file>

<file path=Object 8/content.xml><?xml version="1.0" encoding="utf-8"?>
<math xmlns="http://www.w3.org/1998/Math/MathML" display="block">
  <semantics>
    <mrow>
      <mrow>
        <mi>μ</mi>
        <mo stretchy="false">=</mo>
        <mn>1.3</mn>
      </mrow>
      <mi mathvariant="italic">cm</mi>
    </mrow>
    <annotation encoding="StarMath 5.0">μ=1.3 cm</annotation>
  </semantics>
</math>
</file>